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5.75pt"/>
    </style:style>
    <style:style style:name="co2" style:family="table-column">
      <style:table-column-properties fo:break-before="auto" style:column-width="56.86pt"/>
    </style:style>
    <style:style style:name="co3" style:family="table-column">
      <style:table-column-properties fo:break-before="auto" style:column-width="59.05pt"/>
    </style:style>
    <style:style style:name="co4" style:family="table-column">
      <style:table-column-properties fo:break-before="auto" style:column-width="74.89pt"/>
    </style:style>
    <style:style style:name="co5" style:family="table-column">
      <style:table-column-properties fo:break-before="auto" style:column-width="222.01pt"/>
    </style:style>
    <style:style style:name="co6" style:family="table-column">
      <style:table-column-properties fo:break-before="auto" style:column-width="121.49pt"/>
    </style:style>
    <style:style style:name="co7" style:family="table-column">
      <style:table-column-properties fo:break-before="auto" style:column-width="79.51pt"/>
    </style:style>
    <style:style style:name="co8" style:family="table-column">
      <style:table-column-properties fo:break-before="auto" style:column-width="197.26pt"/>
    </style:style>
    <style:style style:name="co9" style:family="table-column">
      <style:table-column-properties fo:break-before="auto" style:column-width="60.75pt"/>
    </style:style>
    <style:style style:name="co10" style:family="table-column">
      <style:table-column-properties fo:break-before="auto" style:column-width="47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3" style:family="table-cell" style:parent-style-name="Default" style:data-style-name="N99"/>
    <style:style style:name="ce4" style:family="table-cell" style:parent-style-name="Default" style:data-style-name="N0">
      <style:text-properties fo:color="#ce181e"/>
    </style:style>
    <style:style style:name="ce7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/>
    <style:style style:name="ce10" style:family="table-cell" style:parent-style-name="Default" style:data-style-name="N99"/>
    <style:style style:name="ce11" style:family="table-cell" style:parent-style-name="Default" style:data-style-name="N0">
      <style:text-properties fo:color="#ce181e"/>
    </style:style>
    <style:style style:name="ce12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sc1" table:style-name="ta1">
        <table:table-column table:style-name="co1" table:number-columns-repeated="4" table:default-cell-style-name="ce9"/>
        <table:table-column table:style-name="co2" table:default-cell-style-name="ce9"/>
        <table:table-column table:style-name="co1" table:number-columns-repeated="2" table:default-cell-style-name="ce9"/>
        <table:table-column table:style-name="co3" table:default-cell-style-name="ce9"/>
        <table:table-column table:style-name="co1" table:number-columns-repeated="2" table:default-cell-style-name="ce9"/>
        <table:table-column table:style-name="co4" table:default-cell-style-name="ce9"/>
        <table:table-column table:style-name="co1" table:number-columns-repeated="2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1" table:number-columns-repeated="1002" table:default-cell-style-name="ce9"/>
        <table:table-column table:style-name="co9" table:number-columns-repeated="4" table:default-cell-style-name="ce9"/>
        <table:table-column table:style-name="co10" table:default-cell-style-name="ce9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wohnort_ost</text:p>
          </table:table-cell>
          <table:table-cell office:value-type="string" calcext:value-type="string">
            <text:p>alter</text:p>
          </table:table-cell>
          <table:table-cell table:style-name="Default" office:value-type="string" calcext:value-type="string">
            <text:p>jahr</text:p>
          </table:table-cell>
          <table:table-cell office:value-type="string" calcext:value-type="string">
            <text:p>geburtsjahr</text:p>
          </table:table-cell>
          <table:table-cell table:style-name="ce11" office:value-type="string" calcext:value-type="string">
            <text:p>exper</text:p>
          </table:table-cell>
          <table:table-cell table:style-name="ce11" office:value-type="string" calcext:value-type="string">
            <text:p>avg_ep</text:p>
          </table:table-cell>
          <table:table-cell office:value-type="string" calcext:value-type="string">
            <text:p>entgelt_punkte</text:p>
          </table:table-cell>
          <table:table-cell table:number-columns-repeated="2"/>
          <table:table-cell office:value-type="string" calcext:value-type="string">
            <text:p>EP_end</text:p>
          </table:table-cell>
          <table:table-cell office:value-type="string" calcext:value-type="string">
            <text:p>regelaltersgrenze</text:p>
          </table:table-cell>
          <table:table-cell office:value-type="string" calcext:value-type="string">
            <text:p>ZF</text:p>
          </table:table-cell>
          <table:table-cell table:style-name="ce12" office:value-type="string" calcext:value-type="string">
            <text:p>rente_anspr_m</text:p>
          </table:table-cell>
          <table:table-cell table:number-columns-repeated="1007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formula="of:=[.G2]-[.H2]" office:value-type="float" office:value="57" calcext:value-type="float">
            <text:p>57</text:p>
          </table:table-cell>
          <table:table-cell office:value-type="float" office:value="2015" calcext:value-type="float">
            <text:p>2015</text:p>
          </table:table-cell>
          <table:table-cell office:value-type="float" office:value="1958" calcext:value-type="float">
            <text:p>1958</text:p>
          </table:table-cell>
          <table:table-cell table:formula="of:=[.F2] - 18" office:value-type="float" office:value="39" calcext:value-type="float">
            <text:p>39</text:p>
          </table:table-cell>
          <table:table-cell office:value-type="float" office:value="0.8968" calcext:value-type="float">
            <text:p>0.8968</text:p>
          </table:table-cell>
          <table:table-cell table:formula="of:=[.I2] * [.J2]" office:value-type="float" office:value="34.9752" calcext:value-type="float">
            <text:p>34.9752</text:p>
          </table:table-cell>
          <table:table-cell table:number-columns-repeated="2"/>
          <table:table-cell office:value-type="float" office:value="34.9842779743529" calcext:value-type="float">
            <text:p>34.9842779743529</text:p>
          </table:table-cell>
          <table:table-cell table:formula="of:=IF([.H2]&gt;1947; MIN(67; ([.H2] - 1947) / 12  + 65);  65)" office:value-type="float" office:value="65.9166666666667" calcext:value-type="float">
            <text:p>65.9166666666667</text:p>
          </table:table-cell>
          <table:table-cell table:formula="of:=([.F2] - [.O2]) * 0.036 + 1" office:value-type="float" office:value="0.679" calcext:value-type="float">
            <text:p>0.679</text:p>
          </table:table-cell>
          <table:table-cell office:value-type="float" office:value="693.86" calcext:value-type="float">
            <text:p>693.86</text:p>
          </table:table-cell>
          <table:table-cell/>
          <table:table-cell office:value-type="string" calcext:value-type="string">
            <text:p>red variables are just for local use</text:p>
          </table:table-cell>
          <table:table-cell table:number-columns-repeated="1005"/>
        </table:table-row>
        <table:table-row table:style-name="ro2">
          <table:table-cell table:formula="of:=[.B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00" calcext:value-type="float">
            <text:p>600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formula="of:=[.G3]-[.H3]" office:value-type="float" office:value="58" calcext:value-type="float">
            <text:p>58</text:p>
          </table:table-cell>
          <table:table-cell office:value-type="float" office:value="2015" calcext:value-type="float">
            <text:p>2015</text:p>
          </table:table-cell>
          <table:table-cell office:value-type="float" office:value="1957" calcext:value-type="float">
            <text:p>1957</text:p>
          </table:table-cell>
          <table:table-cell table:formula="of:=[.F3] - 18" office:value-type="float" office:value="40" calcext:value-type="float">
            <text:p>40</text:p>
          </table:table-cell>
          <table:table-cell office:value-type="float" office:value="0.9021" calcext:value-type="float">
            <text:p>0.9021</text:p>
          </table:table-cell>
          <table:table-cell table:formula="of:=[.I3] * [.J3]" office:value-type="float" office:value="36.084" calcext:value-type="float">
            <text:p>36.084</text:p>
          </table:table-cell>
          <table:table-cell table:number-columns-repeated="2"/>
          <table:table-cell office:value-type="float" office:value="36.1021559487058" calcext:value-type="float">
            <text:p>36.1021559487058</text:p>
          </table:table-cell>
          <table:table-cell table:formula="of:=IF([.H3]&gt;1947; MIN(67; ([.H3] - 1947) / 12  + 65);  65)" office:value-type="float" office:value="65.8333333333333" calcext:value-type="float">
            <text:p>65.8333333333333</text:p>
          </table:table-cell>
          <table:table-cell table:formula="of:=([.F3] - [.O3]) * 0.036 + 1" office:value-type="float" office:value="0.718" calcext:value-type="float">
            <text:p>0.718</text:p>
          </table:table-cell>
          <table:table-cell office:value-type="float" office:value="757.16" calcext:value-type="float">
            <text:p>757.16</text:p>
          </table:table-cell>
          <table:table-cell table:number-columns-repeated="1007"/>
        </table:table-row>
        <table:table-row table:style-name="ro2">
          <table:table-cell table:formula="of:=[.B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900" calcext:value-type="float">
            <text:p>900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formula="of:=[.G4]-[.H4]" office:value-type="float" office:value="33" calcext:value-type="float">
            <text:p>33</text:p>
          </table:table-cell>
          <table:table-cell office:value-type="float" office:value="2015" calcext:value-type="float">
            <text:p>2015</text:p>
          </table:table-cell>
          <table:table-cell office:value-type="float" office:value="1982" calcext:value-type="float">
            <text:p>1982</text:p>
          </table:table-cell>
          <table:table-cell table:formula="of:=[.F4] - 18" office:value-type="float" office:value="15" calcext:value-type="float">
            <text:p>15</text:p>
          </table:table-cell>
          <table:table-cell office:value-type="float" office:value="0.7131" calcext:value-type="float">
            <text:p>0.7131</text:p>
          </table:table-cell>
          <table:table-cell table:formula="of:=[.I4] * [.J4]" office:value-type="float" office:value="10.6965" calcext:value-type="float">
            <text:p>10.6965</text:p>
          </table:table-cell>
          <table:table-cell table:number-columns-repeated="2"/>
          <table:table-cell office:value-type="float" office:value="10.7237339230587" calcext:value-type="float">
            <text:p>10.7237339230587</text:p>
          </table:table-cell>
          <table:table-cell table:formula="of:=IF([.H4]&gt;1947; MIN(67; ([.H4] - 1947) / 12  + 65);  65)" office:value-type="float" office:value="67" calcext:value-type="float">
            <text:p>67</text:p>
          </table:table-cell>
          <table:table-cell table:formula="of:=([.F4] - [.O4]) * 0.036 + 1" office:value-type="float" office:value="-0.224" calcext:value-type="float">
            <text:p>-0.22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formula="of:=[.B5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1200" calcext:value-type="float">
            <text:p>1200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formula="of:=[.G5]-[.H5]" office:value-type="float" office:value="45" calcext:value-type="float">
            <text:p>45</text:p>
          </table:table-cell>
          <table:table-cell office:value-type="float" office:value="2015" calcext:value-type="float">
            <text:p>2015</text:p>
          </table:table-cell>
          <table:table-cell office:value-type="float" office:value="1970" calcext:value-type="float">
            <text:p>1970</text:p>
          </table:table-cell>
          <table:table-cell table:formula="of:=[.F5] - 18" office:value-type="float" office:value="27" calcext:value-type="float">
            <text:p>27</text:p>
          </table:table-cell>
          <table:table-cell office:value-type="float" office:value="0.8777" calcext:value-type="float">
            <text:p>0.8777</text:p>
          </table:table-cell>
          <table:table-cell table:formula="of:=[.I5] * [.J5]" office:value-type="float" office:value="23.6979" calcext:value-type="float">
            <text:p>23.6979</text:p>
          </table:table-cell>
          <table:table-cell table:number-columns-repeated="2"/>
          <table:table-cell office:value-type="float" office:value="23.7342118974116" calcext:value-type="float">
            <text:p>23.7342118974116</text:p>
          </table:table-cell>
          <table:table-cell table:formula="of:=IF([.H5]&gt;1947; MIN(67; ([.H5] - 1947) / 12  + 65);  65)" office:value-type="float" office:value="66.9166666666667" calcext:value-type="float">
            <text:p>66.9166666666667</text:p>
          </table:table-cell>
          <table:table-cell table:formula="of:=([.F5] - [.O5]) * 0.036 + 1" office:value-type="float" office:value="0.211" calcext:value-type="float">
            <text:p>0.211</text:p>
          </table:table-cell>
          <table:table-cell office:value-type="float" office:value="146.28" calcext:value-type="float">
            <text:p>146.28</text:p>
          </table:table-cell>
          <table:table-cell table:number-columns-repeated="1007"/>
        </table:table-row>
        <table:table-row table:style-name="ro2">
          <table:table-cell table:formula="of:=[.B6]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formula="of:=[.G6]-[.H6]" office:value-type="float" office:value="63" calcext:value-type="float">
            <text:p>63</text:p>
          </table:table-cell>
          <table:table-cell office:value-type="float" office:value="2015" calcext:value-type="float">
            <text:p>2015</text:p>
          </table:table-cell>
          <table:table-cell office:value-type="float" office:value="1952" calcext:value-type="float">
            <text:p>1952</text:p>
          </table:table-cell>
          <table:table-cell table:formula="of:=[.F6] - 18" office:value-type="float" office:value="45" calcext:value-type="float">
            <text:p>45</text:p>
          </table:table-cell>
          <table:table-cell office:value-type="float" office:value="0.8751" calcext:value-type="float">
            <text:p>0.8751</text:p>
          </table:table-cell>
          <table:table-cell table:formula="of:=[.I6] * [.J6]" office:value-type="float" office:value="39.3795" calcext:value-type="float">
            <text:p>39.3795</text:p>
          </table:table-cell>
          <table:table-cell table:number-columns-repeated="2"/>
          <table:table-cell office:value-type="float" office:value="39.4248898717645" calcext:value-type="float">
            <text:p>39.4248898717645</text:p>
          </table:table-cell>
          <table:table-cell table:formula="of:=IF([.H6]&gt;1947; MIN(67; ([.H6] - 1947) / 12  + 65);  65)" office:value-type="float" office:value="65.4166666666667" calcext:value-type="float">
            <text:p>65.4166666666667</text:p>
          </table:table-cell>
          <table:table-cell table:formula="of:=([.F6] - [.O6]) * 0.036 + 1" office:value-type="float" office:value="0.913" calcext:value-type="float">
            <text:p>0.913</text:p>
          </table:table-cell>
          <table:table-cell office:value-type="float" office:value="1051.41" calcext:value-type="float">
            <text:p>1051.41</text:p>
          </table:table-cell>
          <table:table-cell table:number-columns-repeated="1007"/>
        </table:table-row>
        <table:table-row table:style-name="ro2">
          <table:table-cell table:formula="of:=[.B7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354" calcext:value-type="float">
            <text:p>1354</text:p>
          </table:table-cell>
          <table:table-cell office:value-type="float" office:value="5000" calcext:value-type="float">
            <text:p>5000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formula="of:=[.G7]-[.H7]" office:value-type="float" office:value="27" calcext:value-type="float">
            <text:p>27</text:p>
          </table:table-cell>
          <table:table-cell office:value-type="float" office:value="2012" calcext:value-type="float">
            <text:p>2012</text:p>
          </table:table-cell>
          <table:table-cell office:value-type="float" office:value="1985" calcext:value-type="float">
            <text:p>1985</text:p>
          </table:table-cell>
          <table:table-cell table:formula="of:=[.F7] - 18" office:value-type="float" office:value="9" calcext:value-type="float">
            <text:p>9</text:p>
          </table:table-cell>
          <table:table-cell office:value-type="float" office:value="0.6646" calcext:value-type="float">
            <text:p>0.6646</text:p>
          </table:table-cell>
          <table:table-cell table:formula="of:=[.I7] * [.J7]" office:value-type="float" office:value="5.9814" calcext:value-type="float">
            <text:p>5.9814</text:p>
          </table:table-cell>
          <table:table-cell table:number-columns-repeated="2"/>
          <table:table-cell office:value-type="float" office:value="6.13401112872145" calcext:value-type="float">
            <text:p>6.13401112872145</text:p>
          </table:table-cell>
          <table:table-cell table:formula="of:=IF([.H7]&gt;1947; MIN(67; ([.H7] - 1947) / 12  + 65);  65)" office:value-type="float" office:value="67" calcext:value-type="float">
            <text:p>67</text:p>
          </table:table-cell>
          <table:table-cell table:formula="of:=([.F7] - [.O7]) * 0.036 + 1" office:value-type="float" office:value="-0.44" calcext:value-type="float">
            <text:p>-0.4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formula="of:=[.B8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3483" calcext:value-type="float">
            <text:p>3483</text:p>
          </table:table-cell>
          <table:table-cell office:value-type="float" office:value="300" calcext:value-type="float">
            <text:p>300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formula="of:=[.G8]-[.H8]" office:value-type="float" office:value="30" calcext:value-type="float">
            <text:p>30</text:p>
          </table:table-cell>
          <table:table-cell office:value-type="float" office:value="2012" calcext:value-type="float">
            <text:p>2012</text:p>
          </table:table-cell>
          <table:table-cell office:value-type="float" office:value="1982" calcext:value-type="float">
            <text:p>1982</text:p>
          </table:table-cell>
          <table:table-cell table:formula="of:=[.F8] - 18" office:value-type="float" office:value="12" calcext:value-type="float">
            <text:p>12</text:p>
          </table:table-cell>
          <table:table-cell office:value-type="float" office:value="0.7131" calcext:value-type="float">
            <text:p>0.7131</text:p>
          </table:table-cell>
          <table:table-cell table:formula="of:=[.I8] * [.J8]" office:value-type="float" office:value="8.5572" calcext:value-type="float">
            <text:p>8.5572</text:p>
          </table:table-cell>
          <table:table-cell table:number-columns-repeated="2"/>
          <table:table-cell office:value-type="float" office:value="8.56673819554509" calcext:value-type="float">
            <text:p>8.56673819554509</text:p>
          </table:table-cell>
          <table:table-cell table:formula="of:=IF([.H8]&gt;1947; MIN(67; ([.H8] - 1947) / 12  + 65);  65)" office:value-type="float" office:value="67" calcext:value-type="float">
            <text:p>67</text:p>
          </table:table-cell>
          <table:table-cell table:formula="of:=([.F8] - [.O8]) * 0.036 + 1" office:value-type="float" office:value="-0.332" calcext:value-type="float">
            <text:p>-0.33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formula="of:=[.B9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874" calcext:value-type="float">
            <text:p>874</text:p>
          </table:table-cell>
          <table:table-cell office:value-type="float" office:value="600" calcext:value-type="float">
            <text:p>600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formula="of:=[.G9]-[.H9]" office:value-type="float" office:value="39" calcext:value-type="float">
            <text:p>39</text:p>
          </table:table-cell>
          <table:table-cell office:value-type="float" office:value="2010" calcext:value-type="float">
            <text:p>2010</text:p>
          </table:table-cell>
          <table:table-cell office:value-type="float" office:value="1971" calcext:value-type="float">
            <text:p>1971</text:p>
          </table:table-cell>
          <table:table-cell table:formula="of:=[.F9] - 18" office:value-type="float" office:value="21" calcext:value-type="float">
            <text:p>21</text:p>
          </table:table-cell>
          <table:table-cell office:value-type="float" office:value="0.8706" calcext:value-type="float">
            <text:p>0.8706</text:p>
          </table:table-cell>
          <table:table-cell table:formula="of:=[.I9] * [.J9]" office:value-type="float" office:value="18.2826" calcext:value-type="float">
            <text:p>18.2826</text:p>
          </table:table-cell>
          <table:table-cell table:number-columns-repeated="2"/>
          <table:table-cell office:value-type="float" office:value="18.3025424527289" calcext:value-type="float">
            <text:p>18.3025424527289</text:p>
          </table:table-cell>
          <table:table-cell table:formula="of:=IF([.H9]&gt;1947; MIN(67; ([.H9] - 1947) / 12  + 65);  65)" office:value-type="float" office:value="67" calcext:value-type="float">
            <text:p>67</text:p>
          </table:table-cell>
          <table:table-cell table:formula="of:=([.F9] - [.O9]) * 0.036 + 1" office:value-type="float" office:value="-0.00800000000000001" calcext:value-type="float">
            <text:p>-0.00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formula="of:=[.B10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6414" calcext:value-type="float">
            <text:p>6414</text:p>
          </table:table-cell>
          <table:table-cell office:value-type="float" office:value="900" calcext:value-type="float">
            <text:p>900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formula="of:=[.G10]-[.H10]" office:value-type="float" office:value="42" calcext:value-type="float">
            <text:p>42</text:p>
          </table:table-cell>
          <table:table-cell office:value-type="float" office:value="2010" calcext:value-type="float">
            <text:p>2010</text:p>
          </table:table-cell>
          <table:table-cell office:value-type="float" office:value="1968" calcext:value-type="float">
            <text:p>1968</text:p>
          </table:table-cell>
          <table:table-cell table:formula="of:=[.F10] - 18" office:value-type="float" office:value="24" calcext:value-type="float">
            <text:p>24</text:p>
          </table:table-cell>
          <table:table-cell office:value-type="float" office:value="0.8904" calcext:value-type="float">
            <text:p>0.8904</text:p>
          </table:table-cell>
          <table:table-cell table:formula="of:=[.I10] * [.J10]" office:value-type="float" office:value="21.3696" calcext:value-type="float">
            <text:p>21.3696</text:p>
          </table:table-cell>
          <table:table-cell table:number-columns-repeated="2"/>
          <table:table-cell office:value-type="float" office:value="21.3995136790934" calcext:value-type="float">
            <text:p>21.3995136790934</text:p>
          </table:table-cell>
          <table:table-cell table:formula="of:=IF([.H10]&gt;1947; MIN(67; ([.H10] - 1947) / 12  + 65);  65)" office:value-type="float" office:value="66.75" calcext:value-type="float">
            <text:p>66.75</text:p>
          </table:table-cell>
          <table:table-cell table:formula="of:=([.F10] - [.O10]) * 0.036 + 1" office:value-type="float" office:value="0.109" calcext:value-type="float">
            <text:p>0.109</text:p>
          </table:table-cell>
          <table:table-cell office:value-type="float" office:value="63.45" calcext:value-type="float">
            <text:p>63.45</text:p>
          </table:table-cell>
          <table:table-cell table:number-columns-repeated="1007"/>
        </table:table-row>
        <table:table-row table:style-name="ro2">
          <table:table-cell table:formula="of:=[.B11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54684" calcext:value-type="float">
            <text:p>54684</text:p>
          </table:table-cell>
          <table:table-cell office:value-type="float" office:value="1200" calcext:value-type="float">
            <text:p>1200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formula="of:=[.G11]-[.H11]" office:value-type="float" office:value="46" calcext:value-type="float">
            <text:p>46</text:p>
          </table:table-cell>
          <table:table-cell office:value-type="float" office:value="2010" calcext:value-type="float">
            <text:p>2010</text:p>
          </table:table-cell>
          <table:table-cell office:value-type="float" office:value="1964" calcext:value-type="float">
            <text:p>1964</text:p>
          </table:table-cell>
          <table:table-cell table:formula="of:=[.F11] - 18" office:value-type="float" office:value="28" calcext:value-type="float">
            <text:p>28</text:p>
          </table:table-cell>
          <table:table-cell office:value-type="float" office:value="0.9053" calcext:value-type="float">
            <text:p>0.9053</text:p>
          </table:table-cell>
          <table:table-cell table:formula="of:=[.I11] * [.J11]" office:value-type="float" office:value="25.3484" calcext:value-type="float">
            <text:p>25.3484</text:p>
          </table:table-cell>
          <table:table-cell table:number-columns-repeated="2"/>
          <table:table-cell office:value-type="float" office:value="25.3882849054578" calcext:value-type="float">
            <text:p>25.3882849054578</text:p>
          </table:table-cell>
          <table:table-cell table:formula="of:=IF([.H11]&gt;1947; MIN(67; ([.H11] - 1947) / 12  + 65);  65)" office:value-type="float" office:value="66.4166666666667" calcext:value-type="float">
            <text:p>66.4166666666667</text:p>
          </table:table-cell>
          <table:table-cell table:formula="of:=([.F11] - [.O11]) * 0.036 + 1" office:value-type="float" office:value="0.265" calcext:value-type="float">
            <text:p>0.265</text:p>
          </table:table-cell>
          <table:table-cell office:value-type="float" office:value="183" calcext:value-type="float">
            <text:p>183</text:p>
          </table:table-cell>
          <table:table-cell table:number-columns-repeated="1007"/>
        </table:table-row>
        <table:table-row table:style-name="ro2">
          <table:table-cell table:formula="of:=[.B12]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500" calcext:value-type="float">
            <text:p>1500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formula="of:=[.G12]-[.H12]" office:value-type="float" office:value="43" calcext:value-type="float">
            <text:p>43</text:p>
          </table:table-cell>
          <table:table-cell office:value-type="float" office:value="2010" calcext:value-type="float">
            <text:p>2010</text:p>
          </table:table-cell>
          <table:table-cell office:value-type="float" office:value="1967" calcext:value-type="float">
            <text:p>1967</text:p>
          </table:table-cell>
          <table:table-cell table:formula="of:=[.F12] - 18" office:value-type="float" office:value="25" calcext:value-type="float">
            <text:p>25</text:p>
          </table:table-cell>
          <table:table-cell office:value-type="float" office:value="0.8968" calcext:value-type="float">
            <text:p>0.8968</text:p>
          </table:table-cell>
          <table:table-cell table:formula="of:=[.I12] * [.J12]" office:value-type="float" office:value="22.42" calcext:value-type="float">
            <text:p>22.42</text:p>
          </table:table-cell>
          <table:table-cell table:number-columns-repeated="2"/>
          <table:table-cell office:value-type="float" office:value="22.4698561318223" calcext:value-type="float">
            <text:p>22.4698561318223</text:p>
          </table:table-cell>
          <table:table-cell table:formula="of:=IF([.H12]&gt;1947; MIN(67; ([.H12] - 1947) / 12  + 65);  65)" office:value-type="float" office:value="66.6666666666667" calcext:value-type="float">
            <text:p>66.6666666666667</text:p>
          </table:table-cell>
          <table:table-cell table:formula="of:=([.F12] - [.O12]) * 0.036 + 1" office:value-type="float" office:value="0.148" calcext:value-type="float">
            <text:p>0.148</text:p>
          </table:table-cell>
          <table:table-cell office:value-type="float" office:value="90.45" calcext:value-type="float">
            <text:p>90.45</text:p>
          </table:table-cell>
          <table:table-cell table:number-columns-repeated="1007"/>
        </table:table-row>
        <table:table-row table:style-name="ro2">
          <table:table-cell table:formula="of:=[.B13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369" calcext:value-type="float">
            <text:p>369</text:p>
          </table:table-cell>
          <table:table-cell office:value-type="float" office:value="8000" calcext:value-type="float">
            <text:p>8000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formula="of:=[.G13]-[.H13]" office:value-type="float" office:value="59" calcext:value-type="float">
            <text:p>59</text:p>
          </table:table-cell>
          <table:table-cell office:value-type="float" office:value="2010" calcext:value-type="float">
            <text:p>2010</text:p>
          </table:table-cell>
          <table:table-cell office:value-type="float" office:value="1951" calcext:value-type="float">
            <text:p>1951</text:p>
          </table:table-cell>
          <table:table-cell table:formula="of:=[.F13] - 18" office:value-type="float" office:value="41" calcext:value-type="float">
            <text:p>41</text:p>
          </table:table-cell>
          <table:table-cell office:value-type="float" office:value="0.8587" calcext:value-type="float">
            <text:p>0.8587</text:p>
          </table:table-cell>
          <table:table-cell table:formula="of:=[.I13] * [.J13]" office:value-type="float" office:value="35.2067" calcext:value-type="float">
            <text:p>35.2067</text:p>
          </table:table-cell>
          <table:table-cell table:number-columns-repeated="2"/>
          <table:table-cell office:value-type="float" office:value="35.3895058166817" calcext:value-type="float">
            <text:p>35.3895058166817</text:p>
          </table:table-cell>
          <table:table-cell table:formula="of:=IF([.H13]&gt;1947; MIN(67; ([.H13] - 1947) / 12  + 65);  65)" office:value-type="float" office:value="65.3333333333333" calcext:value-type="float">
            <text:p>65.3333333333333</text:p>
          </table:table-cell>
          <table:table-cell table:formula="of:=([.F13] - [.O13]) * 0.036 + 1" office:value-type="float" office:value="0.772" calcext:value-type="float">
            <text:p>0.772</text:p>
          </table:table-cell>
          <table:table-cell office:value-type="float" office:value="743.12" calcext:value-type="float">
            <text:p>743.12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700" calcext:value-type="float">
            <text:p>700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formula="of:=[.G14]-[.H14]" office:value-type="float" office:value="52" calcext:value-type="float">
            <text:p>52</text:p>
          </table:table-cell>
          <table:table-cell office:value-type="float" office:value="2012" calcext:value-type="float">
            <text:p>2012</text:p>
          </table:table-cell>
          <table:table-cell office:value-type="float" office:value="1960" calcext:value-type="float">
            <text:p>1960</text:p>
          </table:table-cell>
          <table:table-cell table:formula="of:=[.F14] - 18" office:value-type="float" office:value="34" calcext:value-type="float">
            <text:p>34</text:p>
          </table:table-cell>
          <table:table-cell office:value-type="float" office:value="0.8989" calcext:value-type="float">
            <text:p>0.8989</text:p>
          </table:table-cell>
          <table:table-cell table:formula="of:=[.I14] * [.J14]" office:value-type="float" office:value="30.5626" calcext:value-type="float">
            <text:p>30.5626</text:p>
          </table:table-cell>
          <table:table-cell table:number-columns-repeated="2"/>
          <table:table-cell office:value-type="float" office:value="30.5848557896052" calcext:value-type="float">
            <text:p>30.5848557896052</text:p>
          </table:table-cell>
          <table:table-cell table:formula="of:=IF([.H14]&gt;1947; MIN(67; ([.H14] - 1947) / 12  + 65);  65)" office:value-type="float" office:value="66.0833333333333" calcext:value-type="float">
            <text:p>66.0833333333333</text:p>
          </table:table-cell>
          <table:table-cell table:formula="of:=([.F14] - [.O14]) * 0.036 + 1" office:value-type="float" office:value="0.493" calcext:value-type="float">
            <text:p>0.493</text:p>
          </table:table-cell>
          <table:table-cell office:value-type="float" office:value="423.25" calcext:value-type="float">
            <text:p>423.25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office:value-type="float" office:value="4684" calcext:value-type="float">
            <text:p>4684</text:p>
          </table:table-cell>
          <table:table-cell office:value-type="float" office:value="0" calcext:value-type="float">
            <text:p>0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formula="of:=[.G15]-[.H15]" office:value-type="float" office:value="53" calcext:value-type="float">
            <text:p>53</text:p>
          </table:table-cell>
          <table:table-cell office:value-type="float" office:value="2012" calcext:value-type="float">
            <text:p>2012</text:p>
          </table:table-cell>
          <table:table-cell office:value-type="float" office:value="1959" calcext:value-type="float">
            <text:p>1959</text:p>
          </table:table-cell>
          <table:table-cell table:formula="of:=[.F15] - 18" office:value-type="float" office:value="35" calcext:value-type="float">
            <text:p>35</text:p>
          </table:table-cell>
          <table:table-cell office:value-type="float" office:value="0.8875" calcext:value-type="float">
            <text:p>0.8875</text:p>
          </table:table-cell>
          <table:table-cell table:formula="of:=[.I15] * [.J15]" office:value-type="float" office:value="31.0625" calcext:value-type="float">
            <text:p>31.0625</text:p>
          </table:table-cell>
          <table:table-cell table:number-columns-repeated="2"/>
          <table:table-cell office:value-type="float" office:value="31.0625" calcext:value-type="float">
            <text:p>31.0625</text:p>
          </table:table-cell>
          <table:table-cell table:formula="of:=IF([.H15]&gt;1947; MIN(67; ([.H15] - 1947) / 12  + 65);  65)" office:value-type="float" office:value="66" calcext:value-type="float">
            <text:p>66</text:p>
          </table:table-cell>
          <table:table-cell table:formula="of:=([.F15] - [.O15]) * 0.036 + 1" office:value-type="float" office:value="0.532" calcext:value-type="float">
            <text:p>0.532</text:p>
          </table:table-cell>
          <table:table-cell office:value-type="float" office:value="463.86" calcext:value-type="float">
            <text:p>463.86</text:p>
          </table:table-cell>
          <table:table-cell table:number-columns-repeated="1007"/>
        </table:table-row>
        <table:table-row table:style-name="ro2" table:number-rows-repeated="8">
          <table:table-cell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.85pt" fo:margin-bottom="36.85pt" fo:margin-left="50.4pt" fo:margin-right="50.4pt" style:print-page-order="ttb" style:first-page-number="continue" style:scale-to="100%" style:print="charts drawings objects"/>
      <style:header-style>
        <style:header-footer-properties fo:min-height="17.15pt" fo:margin-left="50.4pt" fo:margin-right="50.4pt" fo:margin-bottom="0pt"/>
      </style:header-style>
      <style:footer-style>
        <style:header-footer-properties fo:min-height="17.15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/00/0000</text:date>, <text:time style:data-style-name="N2" text:time-value="11:33:32.139449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/>
    <meta:creation-date>2006-09-16T00:00:00Z</meta:creation-date>
    <dc:date>2020-03-14T11:32:19.091390792</dc:date>
    <meta:editing-cycles>12</meta:editing-cycles>
    <meta:editing-duration>PT4M10S</meta:editing-duration>
    <meta:document-statistic meta:table-count="1" meta:cell-count="226" meta:object-count="0"/>
    <meta:user-defined meta:name="AppVersion">15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